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f9f4a" officeooo:paragraph-rsid="000f9f4a"/>
    </style:style>
    <style:style style:name="P2" style:family="paragraph" style:parent-style-name="Standard">
      <style:text-properties officeooo:rsid="000f9f4a" officeooo:paragraph-rsid="0010b45b"/>
    </style:style>
    <style:style style:name="P3" style:family="paragraph" style:parent-style-name="Standard">
      <style:text-properties officeooo:paragraph-rsid="000f9f4a"/>
    </style:style>
    <style:style style:name="P4" style:family="paragraph" style:parent-style-name="Standard">
      <style:text-properties officeooo:rsid="0015c9b4" officeooo:paragraph-rsid="0015c9b4"/>
    </style:style>
    <style:style style:name="P5" style:family="paragraph" style:parent-style-name="Standard">
      <style:text-properties officeooo:rsid="001d6d7f" officeooo:paragraph-rsid="001d6d7f"/>
    </style:style>
    <style:style style:name="P6" style:family="paragraph" style:parent-style-name="Standard">
      <style:text-properties officeooo:rsid="0024d44f" officeooo:paragraph-rsid="0024d44f"/>
    </style:style>
    <style:style style:name="P7" style:family="paragraph" style:parent-style-name="Standard" style:list-style-name="L1">
      <style:text-properties officeooo:paragraph-rsid="0018da35"/>
    </style:style>
    <style:style style:name="P8" style:family="paragraph" style:parent-style-name="Standard" style:list-style-name="L1">
      <style:text-properties officeooo:paragraph-rsid="0015c9b4"/>
    </style:style>
    <style:style style:name="P9" style:family="paragraph" style:parent-style-name="Standard" style:list-style-name="L1">
      <style:text-properties officeooo:rsid="000f9f4a" officeooo:paragraph-rsid="0015c9b4"/>
    </style:style>
    <style:style style:name="P10" style:family="paragraph" style:parent-style-name="Standard" style:list-style-name="L1">
      <style:text-properties officeooo:rsid="000f9f4a" officeooo:paragraph-rsid="000f9f4a"/>
    </style:style>
    <style:style style:name="P11" style:family="paragraph" style:parent-style-name="Standard" style:list-style-name="L1">
      <style:text-properties officeooo:rsid="00137cb4" officeooo:paragraph-rsid="00137cb4"/>
    </style:style>
    <style:style style:name="P12" style:family="paragraph" style:parent-style-name="Standard" style:list-style-name="L1">
      <style:text-properties officeooo:rsid="00151a0a" officeooo:paragraph-rsid="00151a0a"/>
    </style:style>
    <style:style style:name="P13" style:family="paragraph" style:parent-style-name="Standard" style:list-style-name="L1">
      <style:text-properties officeooo:rsid="0011cbd0" officeooo:paragraph-rsid="0011cbd0"/>
    </style:style>
    <style:style style:name="P14" style:family="paragraph" style:parent-style-name="Standard" style:list-style-name="L1">
      <style:text-properties officeooo:rsid="0011cbd0" officeooo:paragraph-rsid="00130a9c"/>
    </style:style>
    <style:style style:name="P15" style:family="paragraph" style:parent-style-name="Standard" style:list-style-name="L1">
      <style:text-properties officeooo:rsid="00130a9c" officeooo:paragraph-rsid="00130a9c"/>
    </style:style>
    <style:style style:name="P16" style:family="paragraph" style:parent-style-name="Standard" style:list-style-name="L1">
      <style:text-properties officeooo:rsid="000fbcad" officeooo:paragraph-rsid="000fbcad"/>
    </style:style>
    <style:style style:name="P17" style:family="paragraph" style:parent-style-name="Standard" style:list-style-name="L1">
      <style:text-properties officeooo:rsid="0020ef9c" officeooo:paragraph-rsid="0020ef9c"/>
    </style:style>
    <style:style style:name="P18" style:family="paragraph" style:parent-style-name="Standard" style:list-style-name="L1">
      <style:text-properties officeooo:rsid="001f6551" officeooo:paragraph-rsid="001f6551"/>
    </style:style>
    <style:style style:name="T1" style:family="text">
      <style:text-properties officeooo:rsid="000f9f4a"/>
    </style:style>
    <style:style style:name="T2" style:family="text">
      <style:text-properties officeooo:rsid="0010b45b"/>
    </style:style>
    <style:style style:name="T3" style:family="text">
      <style:text-properties officeooo:rsid="00130a9c"/>
    </style:style>
    <style:style style:name="T4" style:family="text">
      <style:text-properties officeooo:rsid="00151a0a"/>
    </style:style>
    <style:style style:name="T5" style:family="text">
      <style:text-properties officeooo:rsid="0015c9b4"/>
    </style:style>
    <style:style style:name="T6" style:family="text">
      <style:text-properties fo:color="#c9211e" loext:opacity="100%"/>
    </style:style>
    <style:style style:name="T7" style:family="text">
      <style:text-properties fo:color="#c9211e" loext:opacity="100%" officeooo:rsid="0015c9b4"/>
    </style:style>
    <style:style style:name="T8" style:family="text">
      <style:text-properties fo:color="#c9211e" loext:opacity="100%" officeooo:rsid="0018da35"/>
    </style:style>
    <style:style style:name="T9" style:family="text">
      <style:text-properties officeooo:rsid="0018da35"/>
    </style:style>
    <style:style style:name="T10" style:family="text">
      <style:text-properties officeooo:rsid="001d6d7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">Målerhierarki. </text:p>
      <text:p text:style-name="P1"/>
      <text:p text:style-name="P3"><text:span text:style-name="T1">Al</text:span><text:span text:style-name="T10"> strøm til byggepladser </text:span><text:span text:style-name="T1">aflæses manuelt fra byggestrømstavler</text:span><text:span text:style-name="T10">. Summen af disse bør svare til:</text:span></text:p>
      <text:p text:style-name="P3"/>
      <text:p text:style-name="P5">BP_total = BM1 - (BM2+BM3+BM4+BM5+BM6+BM7+BM8)</text:p>
      <text:p text:style-name="P3"/>
      <text:p text:style-name="P6">Der skal defineres en virtuel måler, der hedder hele huset (ekskl byggeplads), dvs</text:p>
      <text:p text:style-name="P6">hus_total = <text:span text:style-name="T10">(BM2+BM3+BM4+BM5+BM6+BM7+BM8)</text:span></text:p>
      <text:p text:style-name="P3"/>
      <text:p text:style-name="P3"/>
      <text:list xml:id="list2369062657" text:style-name="L1">
        <text:list-item>
          <text:p text:style-name="P9">Hovedbimåler<text:span text:style-name="T5"> (</text:span><text:span text:style-name="T7">BM1</text:span><text:span text:style-name="T5">)</text:span></text:p>
          <text:list>
            <text:list-item>
              <text:p text:style-name="P10">Byggeplads</text:p>
            </text:list-item>
            <text:list-item>
              <text:p text:style-name="P10">Køkken, undertavle<text:span text:style-name="T5"> (</text:span><text:span text:style-name="T7">BM2</text:span><text:span text:style-name="T5">)</text:span></text:p>
            </text:list-item>
            <text:list-item>
              <text:p text:style-name="P9">Tekøkken undertavle<text:span text:style-name="T5"> (</text:span><text:span text:style-name="T7">BM3</text:span><text:span text:style-name="T5">)</text:span></text:p>
              <text:list>
                <text:list-item>
                  <text:p text:style-name="P11">ventilationsanlæg<text:span text:style-name="T4"> (hvor sidder det?)</text:span></text:p>
                </text:list-item>
                <text:list-item>
                  <text:p text:style-name="P12">hvad forsynes her? auditorier?</text:p>
                </text:list-item>
                <text:list-item>
                  <text:p text:style-name="P12">Øvelokaler undertavle</text:p>
                  <text:list>
                    <text:list-item>
                      <text:p text:style-name="P12">hvad forsynes her???</text:p>
                    </text:list-item>
                  </text:list>
                </text:list-item>
              </text:list>
            </text:list-item>
            <text:list-item>
              <text:p text:style-name="P9">Varmerum 1<text:span text:style-name="T5"> (</text:span><text:span text:style-name="T7">BM4</text:span><text:span text:style-name="T5">)</text:span></text:p>
              <text:list>
                <text:list-item>
                  <text:p text:style-name="P13">industrikøkkens køle/fryserum</text:p>
                </text:list-item>
                <text:list-item>
                  <text:p text:style-name="P13">industrikøkkens ventilation</text:p>
                </text:list-item>
                <text:list-item>
                  <text:p text:style-name="P14">industrikøkkens <text:span text:style-name="T3">???</text:span></text:p>
                </text:list-item>
                <text:list-item>
                  <text:p text:style-name="P15">vaskerum</text:p>
                </text:list-item>
                <text:list-item>
                  <text:p text:style-name="P15">vent.anlæg kantine</text:p>
                </text:list-item>
                <text:list-item>
                  <text:p text:style-name="P15">vent.anlæg lyse kantine</text:p>
                </text:list-item>
                <text:list-item>
                  <text:p text:style-name="P15">vent.anlæg kælder</text:p>
                </text:list-item>
                <text:list-item>
                  <text:p text:style-name="P15">vent.anlæg spisekammer</text:p>
                </text:list-item>
                <text:list-item>
                  <text:p text:style-name="P15">kompressor 1</text:p>
                </text:list-item>
                <text:list-item>
                  <text:p text:style-name="P15">kompressor 2</text:p>
                </text:list-item>
                <text:list-item>
                  <text:p text:style-name="P15">køletørrer</text:p>
                </text:list-item>
                <text:list-item>
                  <text:p text:style-name="P15">elektrolyseanlæg</text:p>
                </text:list-item>
                <text:list-item>
                  <text:p text:style-name="P15">trykforøgeranlæg</text:p>
                </text:list-item>
              </text:list>
            </text:list-item>
            <text:list-item>
              <text:p text:style-name="P9">Varmerum 2<text:span text:style-name="T5"> </text:span></text:p>
              <text:list>
                <text:list-item>
                  <text:p text:style-name="P16">Vent.anlæg 4</text:p>
                </text:list-item>
                <text:list-item>
                  <text:p text:style-name="P16">Vent.anlæg 5</text:p>
                </text:list-item>
                <text:list-item>
                  <text:p text:style-name="P16">Vent.anlæg 6</text:p>
                </text:list-item>
                <text:list-item>
                  <text:p text:style-name="P16">Belysning og stikkontakter i kælder og OSAA</text:p>
                </text:list-item>
                <text:list-item>
                  <text:p text:style-name="P17">Tavle til studenterbar </text:p>
                </text:list-item>
                <text:list-item>
                  <text:p text:style-name="P18">Tavle v. kælderudgang p-plads nord</text:p>
                  <text:list>
                    <text:list-item>
                      <text:p text:style-name="P18">Tavle i ventilationsrum under Ovartacis gård</text:p>
                      <text:list>
                        <text:list-item>
                          <text:p text:style-name="P18">Ventilationsanlæg</text:p>
                        </text:list-item>
                        <text:list-item>
                          <text:p text:style-name="P18">Andet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<text:span text:style-name="T9">I</text:span><text:span text:style-name="T2">ndustrikøkken</text:span><text:span text:style-name="T9">s komfur</text:span><text:span text:style-name="T5"> </text:span></text:p>
            </text:list-item>
            <text:list-item>
              <text:p text:style-name="P7"><text:span text:style-name="T9">I</text:span><text:span text:style-name="T2">ndustrikøkken</text:span><text:span text:style-name="T9">s opvaskemaskine</text:span><text:span text:style-name="T5"> </text:span></text:p>
            </text:list-item>
            <text:list-item>
              <text:p text:style-name="P8"><text:span text:style-name="T5">OSAA </text:span></text:p>
            </text:list-item>
          </text:list>
        </text:list-item>
      </text:list>
      <text:p text:style-name="P2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18:23:02.103046446</meta:creation-date>
    <dc:date>2022-12-07T20:41:15.618172639</dc:date>
    <meta:editing-duration>PT1H29M8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1" meta:paragraph-count="40" meta:word-count="155" meta:character-count="1015" meta:non-whitespace-character-count="929"/>
  </office:meta>
</office:document-meta>
</file>